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19fb61" officeooo:paragraph-rsid="0019fb61" style:text-blinking="false" fo:background-color="transparent" style:font-size-asian="12pt" style:font-size-complex="12pt"/>
    </style:style>
    <style:style style:name="P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style:contextual-spacing="false" fo:line-height="114%" style:writing-mode="lr-tb"/>
      <style:text-properties style:font-name="Times New Roman" fo:font-size="12pt" style:font-size-asian="12pt" style:font-size-complex="12pt"/>
    </style:style>
    <style:style style:name="T1" style:family="text">
      <style:text-properties officeooo:rsid="001af1a2"/>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normal" officeooo:rsid="001af1a2"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ristopher Anderson – Personal Essay</text:p>
      <text:p text:style-name="P3"/>
      <text:p text:style-name="P3"><text:bookmark text:name="docs-internal-guid-6583cdca-1900-5d9b-0612-a93ed3b07ed6"/>I have always had a huge interest in astronomy and science in general. Even as a little child I dreamt of being a scientist. When I was younger I would read children's encyclopedias from cover to cover, spouting out information to anyone who was willing to listen. One of my favourite things to do was to build things out of k’nex/lego, experimenting with motors and solar power to make them move. I would also constantly be conducting experiments using kits I would get as presents. I remember one kit had a small motor and I discovered myself that the more batteries you had in series the faster the motor would go. I also learned that if you put 12 batteries in series, as well as the motor going fast it would also catch fire! Now that I am in college I finally get to study and understand the concepts that I experimented with as a child (such as 12v will absolutely cause a 2v motor to catch fire!). </text:p>
      <text:p text:style-name="P1"/>
      <text:p text:style-name="P4"><text:span text:style-name="T2">While college has been tough, the experiences I have had and the knowledge I have gained have definitely been worth all the work.  My final year project in DIT was completely new research </text:span><text:span text:style-name="T3">where </text:span><text:span text:style-name="T2">I investigated</text:span><text:span text:style-name="T3"> the outflows from a young forming star. I received raw data from the Isaac Newton telescope and calibrated the images. I then preformed a proper motions study on the Herbig-Haro object HH801 to see if it originated from the star LkHa198. It was found that the object was indeed moving away from the star but further research would be needed to confirm this. I</text:span><text:span text:style-name="T2"> was the first person to conduct research on that particular object and the thought that I was doing something that no one had done before was the greatest thrill. </text:span></text:p>
      <text:p text:style-name="P4"><text:span text:style-name="T2"/></text:p>
      <text:p text:style-name="P3">During my internship work in UCD I worked with some PhD students and got to see first hand what it was like working as part of an international research collaboration. <text:span text:style-name="T1">I helped determine if the techniques they were using to detect gamma rays at the VERITAS telescope could be improved.</text:span> <text:span text:style-name="T1">Using simulated events, different filtering techniques could be tested to see if they could be improved upon. It was found that some improvements could be made but further tests needed to be carried out. </text:span>I loved the fact that the work that I was doing would be used by other researchers to improve the telescope. I felt that I was finally making a difference in the scientific community. After the internship, one of the PhD students who was also an undergraduate at UCD, told me about an old radio telescope on the roof of the physics building. It had been left unused over the years and it was not known if it was working any more. As I felt this was a huge shame to have an almost functioning radio telescope and not use it I decided that I would try and fix it before the college semester began, with the promise that it could be integrated into the undergraduate curriculum. After receiving permission to have access to the roof, the PhD student and I began to try and fix it. We turned on the telescope and it (surprisingly) began to move, we managed to calibrate the telescope and even took measurements of the radio sky! The project unfortunately had to be abandoned as a new science building had been built nearby and it was going to block everything of radio interest during term time! </text:p>
      <text:p text:style-name="P1"/>
      <text:p text:style-name="P4"><text:span text:style-name="T2">All of the work and study that I have done has been in my home town, in my home institutions. I am now really eager to get out into the world and work on the international stage. I would love the opportunity to work abroad, work in new unfamiliar settings and meet new people. As a member of the scouts I had many opportunities to travel when I was younger and meet people. Some of my best summer memories were going to the international jamborees, getting to travel and climb some of the highest mountains in Europe!  I have always loved to travel and never had the chance to live and work abroad. A summer internship would be the perfect opportunity to do t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23:38:07.577000000</meta:creation-date>
    <dc:date>2014-02-10T00:09:34.751000000</dc:date>
    <meta:editing-duration>PT1M5S</meta:editing-duration>
    <meta:editing-cycles>1</meta:editing-cycles>
    <meta:document-statistic meta:table-count="0" meta:image-count="0" meta:object-count="0" meta:page-count="1" meta:paragraph-count="5" meta:word-count="710" meta:character-count="3921" meta:non-whitespace-character-count="3209"/>
    <meta:generator>LibreOffice/4.1.4.2$Windows_x86 LibreOffice_project/0a0440ccc0227ad9829de5f46be37cfb6edcf72</meta:generator>
  </office:meta>
</office:document-meta>
</file>